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1.1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X3 to FPGA pin mapping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X3 GPIO</text:p>
          </table:table-cell>
          <table:table-cell office:value-type="string" calcext:value-type="string">
            <text:p>Board FX3</text:p>
          </table:table-cell>
          <table:table-cell office:value-type="string" calcext:value-type="string">
            <text:p>Board FPGA</text:p>
          </table:table-cell>
          <table:table-cell office:value-type="string" calcext:value-type="string">
            <text:p>FPGA Pi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D0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AB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D1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AB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D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W1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D3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AB2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D4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AA2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D5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W2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D6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AB1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D7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AA2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D8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AA2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D9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W1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D10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AB2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D1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V1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D12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W17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D13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V1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D14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W2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D15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V2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FCLOCK</text:p>
          </table:table-cell>
          <table:table-cell office:value-type="string" calcext:value-type="string">
            <text:p>IFCLOCK1</text:p>
          </table:table-cell>
          <table:table-cell office:value-type="string" calcext:value-type="string">
            <text:p>N1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IG0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Y2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IG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AA1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IG2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Y1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IG2</text:p>
          </table:table-cell>
          <table:table-cell table:number-columns-repeated="2" office:value-type="string" calcext:value-type="string">
            <text:p>same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IG3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Y19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IG4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AA1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IG5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Y22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IG6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Y1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IG7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V17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IG8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U19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IG9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U18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IG1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U16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IG1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U2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SIG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IG1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IG1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T16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IG1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R2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SIG1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SIG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20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SIG18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SIG1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SIG2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IG2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R22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SIG2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P19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IG2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IG2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R21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SIG25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Y21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SIG2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8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IG27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U2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IG28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P2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IG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N2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FXLE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SSN_FCONFIG</text:p>
          </table:table-cell>
          <table:table-cell office:value-type="string" calcext:value-type="string">
            <text:p>T20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SCK</text:p>
          </table:table-cell>
          <table:table-cell office:value-type="string" calcext:value-type="string">
            <text:p>T19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SSN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MISO</text:p>
          </table:table-cell>
          <table:table-cell office:value-type="string" calcext:value-type="string">
            <text:p>T22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MOSI</text:p>
          </table:table-cell>
          <table:table-cell office:value-type="string" calcext:value-type="string">
            <text:p>T18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SSN_FPG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7:26:36.196854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7:06:33.081885061</meta:creation-date>
    <dc:date>2014-10-31T17:49:47.922775496</dc:date>
    <meta:editing-duration>PT12M12S</meta:editing-duration>
    <meta:editing-cycles>9</meta:editing-cycles>
    <meta:generator>LibreOffice/4.2.6.3$Linux_X86_64 LibreOffice_project/420$Build-3</meta:generator>
    <meta:document-statistic meta:table-count="1" meta:cell-count="237" meta:object-count="0"/>
  </office:meta>
</office:document-meta>
</file>